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7.62cm" svg:height="4.572cm" svg:x="6.969cm" svg:y="7.35cm">
          <text:p text:style-name="P1">CBrok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62cm" svg:height="4.572cm" svg:x="6.969cm" svg:y="1.127cm">
          <text:p text:style-name="P1">main()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62cm" svg:height="4.572cm" svg:x="1.127cm" svg:y="14.843cm">
          <text:p text:style-name="P1">CClockSynchroniz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7.62cm" svg:height="4.572cm" svg:x="6.969cm" svg:y="21.193cm">
          <text:p text:style-name="P1">GMAgent</text:p>
          <text:p text:style-name="P1">LBAgent</text:p>
          <text:p text:style-name="P1">SCAg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7.62cm" svg:height="4.572cm" svg:x="12.938cm" svg:y="14.843cm">
          <text:p text:style-name="P1">CAdapterFactory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779cm" svg:y1="5.699cm" svg:x2="10.779cm" svg:y2="7.35cm" draw:start-shape="id1" draw:start-glue-point="2" draw:end-shape="id2" svg:d="M10779 5699v1651" svg:viewBox="0 0 1 1652">
          <text:p text:style-name="P1">Starts</text:p>
        </draw:connector>
        <draw:connector draw:style-name="gr3" draw:text-style-name="P1" draw:layer="layout" draw:type="line" svg:x1="10.779cm" svg:y1="11.922cm" svg:x2="16.748cm" svg:y2="14.843cm" draw:start-shape="id2" draw:start-glue-point="2" draw:end-shape="id3" draw:end-glue-point="0" svg:d="M10779 11922l5969 2921" svg:viewBox="0 0 5970 2922">
          <text:p text:style-name="P1">Starts</text:p>
        </draw:connector>
        <draw:connector draw:style-name="gr3" draw:text-style-name="P1" draw:layer="layout" draw:type="line" svg:x1="10.779cm" svg:y1="11.922cm" svg:x2="4.937cm" svg:y2="14.843cm" draw:start-shape="id2" draw:start-glue-point="2" draw:end-shape="id4" draw:end-glue-point="0" svg:d="M10779 11922l-5842 2921" svg:viewBox="0 0 5843 2922">
          <text:p text:style-name="P1">Starts</text:p>
        </draw:connector>
        <draw:connector draw:style-name="gr3" draw:text-style-name="P1" draw:layer="layout" draw:type="line" svg:x1="10.779cm" svg:y1="11.922cm" svg:x2="10.779cm" svg:y2="21.193cm" draw:start-shape="id2" draw:start-glue-point="2" draw:end-shape="id5" draw:end-glue-point="0" svg:d="M10779 11922v9271" svg:viewBox="0 0 1 9272">
          <text:p text:style-name="P1">Schedules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15:38:11.686612291</meta:creation-date>
    <dc:date>2014-03-06T10:18:47.343265445</dc:date>
    <meta:editing-duration>PT16H50M6S</meta:editing-duration>
    <meta:editing-cycles>4</meta:editing-cycles>
    <meta:generator>LibreOffice/4.2.1.1$Linux_X86_64 LibreOffice_project/26a1723cf76a13083d95d000339db660a19140b7</meta:generator>
    <meta:document-statistic meta:object-count="9"/>
  </office:meta>
</office:document-meta>
</file>